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3" draw:text-style-name="P3" draw:layer="layout" svg:width="56.691cm" svg:height="8.749cm" svg:x="-0.071cm" svg:y="5.291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4.281cm" svg:height="0.527cm" svg:x="26.148cm" svg:y="9.468cm" svg:viewBox="0 0 4282 528" svg:d="M0 410v-389h52v389zM316 410v-190c0-29-4-49-12-60s-22-16-43-16-37 8-50 24c-12 16-18 39-18 68v174h-50v-236c0-34 0-55-1-63h47c0 1 0 3 0 7 1 4 1 9 1 14 0 6 0 16 1 30h1c11-21 23-36 37-44 13-8 30-12 50-12 22 0 40 4 53 13 14 9 23 23 28 43h1c10-20 22-34 37-43s32-13 53-13c30 0 52 8 66 24s20 43 20 80v200h-49v-190c0-29-4-49-11-60-8-11-23-16-43-16-22 0-39 8-51 24s-18 39-18 68v174zM689 416c-30 0-53-8-68-24s-22-37-22-65c0-31 10-55 30-72 20-16 53-25 98-27l67-1v-16c0-24-5-42-15-52-10-11-27-16-49-16s-38 4-48 11c-10 8-16 20-18 37l-52-5c8-54 48-80 120-80 37 0 65 8 84 25s29 42 29 75v129c0 15 1 26 5 33 4 8 11 11 22 11 5 0 10 0 17-1v31c-13 3-26 4-39 4-18 0-32-5-40-15-8-9-13-24-14-45h-2c-13 23-27 39-44 48-17 10-37 15-61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1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891 58c-43 0-76 14-100 42-24 27-36 65-36 113s13 87 38 116c24 29 58 43 100 43 55 0 96-27 123-80l43 21c-16 34-38 59-67 76-29 18-63 27-101 27-39 0-73-9-102-25-28-16-50-39-65-70-15-30-22-67-22-108 0-62 16-110 50-145 33-35 79-53 139-53 41 0 76 8 104 25 27 15 48 39 60 71l-49 17c-9-23-24-40-44-52s-43-18-71-18zM2168 162c11-20 23-34 38-43s34-13 57-13c33 0 56 8 72 24 15 15 23 43 23 80v200h-50v-190c0-21-2-36-6-47-4-10-10-17-19-22s-21-7-37-7c-23 0-42 8-56 24s-21 38-21 66v176h-50v-410h50v107c0 11 0 22-1 34 0 12-1 19-1 21zM2508 416c-30 0-52-8-67-24s-23-37-23-65c0-31 10-55 30-72 21-16 53-25 99-27l67-1v-16c0-24-5-42-16-52-10-11-26-16-48-16-23 0-39 4-49 11-10 8-16 20-18 37l-52-5c9-54 49-80 120-80 37 0 66 8 85 25s28 42 28 75v129c0 15 2 26 6 33 4 8 11 11 22 11 4 0 10 0 16-1v31c-12 3-25 4-39 4-18 0-31-5-39-15-9-9-13-24-15-45h-1c-13 23-28 39-45 48-16 10-37 15-61 15zM2520 378c18 0 34-4 48-12s25-20 33-34c9-15 13-29 13-44v-26l-55 2c-23 1-41 3-53 7-12 5-21 12-28 21-6 9-9 21-9 36 0 16 4 28 13 37s21 13 38 13zM2747 410v-229c0-21-1-44-2-70h47c1 34 2 54 2 61h1c8-26 17-43 28-52 10-10 25-14 43-14 7 0 14 1 20 2v46c-6-2-15-3-26-3-21 0-37 9-47 27-11 17-17 43-17 76v156zM3186 259c0 105-37 157-110 157-46 0-77-17-92-52h-2c1 1 1 17 1 47v117h-49v-356c0-31-1-51-2-61h48c0 1 1 3 1 8 0 4 1 11 1 20 0 10 1 16 1 20h1c9-18 20-32 35-40 14-9 33-13 57-13 37 0 64 12 83 37 18 24 27 63 27 116zM3134 260c0-42-6-71-17-89s-29-27-53-27c-20 0-36 4-47 13-11 8-19 21-25 38s-9 40-9 70c0 39 6 67 19 86 12 19 33 28 61 28 25 0 43-9 54-27s17-49 17-92zM3285 271c0 35 7 61 21 79 15 19 35 28 62 28 22 0 39-4 52-13 13-8 22-19 27-32l43 12c-18 47-58 71-122 71-44 0-77-13-100-40-23-26-35-65-35-118 0-49 12-87 35-113s56-39 99-39c87 0 131 52 131 159v6zM3447 232c-3-31-11-54-24-68-13-15-32-22-57-22-24 0-43 8-57 24-15 16-22 38-23 66zM3750 410v-190c0-20-2-35-5-46-4-11-10-18-19-23-8-5-21-7-37-7-24 0-43 8-57 24-14 17-20 39-20 68v174h-50v-236c0-34-1-55-2-63h47c0 1 1 3 1 7s0 9 0 14c1 6 1 16 1 30h1c12-21 25-35 40-44 15-8 33-12 56-12 32 0 56 8 71 24 16 16 23 43 23 80v200zM3989 408c-16 4-33 7-50 7-40 0-60-23-60-68v-200h-34v-36h37l14-66h33v66h55v36h-55v190c0 14 2 24 7 30 5 5 13 8 24 8 7 0 17-1 29-4zM4069 271c0 35 7 61 21 79 14 19 35 28 62 28 22 0 39-4 52-13 13-8 22-19 27-32l43 12c-18 47-59 71-122 71-44 0-77-13-100-40-23-26-35-65-35-118 0-49 12-87 35-113s56-39 99-39c87 0 131 52 131 159v6zM4231 232c-3-31-11-54-24-68-13-15-33-22-57-22s-43 8-58 24c-14 16-21 38-22 66z">
          <text:p/>
        </draw:path>
        <draw:polygon draw:style-name="gr3" draw:text-style-name="P3" draw:layer="layout" svg:width="56.726cm" svg:height="6.033cm" svg:x="-0.106cm" svg:y="51.54cm" svg:viewBox="0 0 56727 6034" draw:points="0,6034 56727,6034 56727,0 0,0">
          <text:p/>
        </draw:polygon>
        <draw:polygon draw:style-name="gr1" draw:text-style-name="P1" draw:layer="layout" svg:width="56.726cm" svg:height="0.036cm" svg:x="-0.106cm" svg:y="51.54cm" svg:viewBox="0 0 56727 37" draw:points="0,37 56727,37 56727,0 0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ath draw:style-name="gr1" draw:text-style-name="P1" draw:layer="layout" svg:width="3.87cm" svg:height="0.4cm" svg:x="26.333cm" svg:y="54.356cm" svg:viewBox="0 0 3871 401" svg:d="M301 124c0 37-12 66-36 88-24 21-57 32-98 32h-114v152h-53v-390h164c43 0 77 10 101 31 24 20 36 49 36 87zM248 124c0-51-30-76-91-76h-104v155h107c58 0 88-26 88-79zM383 396v-390h52v390zM533 396v-390h295v43h-242v126h226v42h-226v136h253v43zM1244 197c0 40-7 75-23 105-16 31-38 54-66 70-29 16-62 24-100 24h-145v-390h128c66 0 117 17 153 50 35 33 53 81 53 141zM1191 197c0-48-13-85-39-111-27-25-65-38-115-38h-74v305h86c29 0 54-6 75-19 22-12 38-30 50-54 12-23 17-51 17-83zM1808 197c0 40-8 75-23 105-16 31-38 54-67 70-28 16-61 24-99 24h-145v-390h128c66 0 117 17 152 50 36 33 54 81 54 141zM1755 197c0-48-13-85-39-111-27-25-65-38-115-38h-74v305h86c28 0 53-6 75-19 22-12 38-30 50-54 12-23 17-51 17-83zM1881 396v-390h295v43h-242v126h225v42h-225v136h253v43zM2715 124c0 37-11 66-36 88-24 21-57 32-98 32h-114v152h-53v-390h164c43 0 77 10 101 31 25 20 36 49 36 87zM2662 124c0-51-31-76-91-76h-104v155h106c59 0 89-26 89-79zM3025 396l-44-114h-177l-45 114h-55l159-390h60l156 390zM2892 46l-2 7c-5 16-12 35-21 60l-49 128h145l-50-128c-5-14-10-28-15-44zM3108 199c0-62 17-112 51-147 34-34 81-52 142-52 43 0 78 8 105 22 27 15 48 38 62 70l-50 15c-11-22-26-38-46-48-19-10-43-16-72-16-45 0-79 14-103 41-23 28-35 66-35 115 0 50 13 88 38 117 25 28 60 42 104 42 26 0 49-4 71-11 22-8 40-19 53-32v-70h-116v-44h165v134c-21 21-46 37-76 49-30 11-62 17-97 17-41 0-76-8-105-24-30-16-52-40-67-70-16-31-24-66-24-108zM3565 396v-390h295v43h-242v126h225v42h-225v136h253v43z">
          <text:p/>
        </draw:path>
        <draw:polygon draw:style-name="gr3" draw:text-style-name="P3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4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ath draw:style-name="gr3" draw:text-style-name="P3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3" draw:text-style-name="P3" draw:layer="layout" svg:width="11.536cm" svg:height="8.432cm" svg:x="13.546cm" svg:y="42.121cm" svg:viewBox="0 0 11537 8433" draw:points="0,8433 11537,8433 11537,0 0,0">
          <text:p/>
        </draw:polygon>
        <draw:polygon draw:style-name="gr1" draw:text-style-name="P1" draw:layer="layout" svg:width="11.536cm" svg:height="0.035cm" svg:x="13.546cm" svg:y="42.121cm" svg:viewBox="0 0 11537 36" draw:points="0,36 11537,36 11537,0 0,0">
          <text:p/>
        </draw:polygon>
        <draw:polygon draw:style-name="gr1" draw:text-style-name="P1" draw:layer="layout" svg:width="11.536cm" svg:height="0.036cm" svg:x="13.546cm" svg:y="50.517cm" svg:viewBox="0 0 11537 37" draw:points="0,37 11537,37 11537,0 0,0">
          <text:p/>
        </draw:polygon>
        <draw:polygon draw:style-name="gr1" draw:text-style-name="P1" draw:layer="layout" svg:width="0.035cm" svg:height="8.432cm" svg:x="13.546cm" svg:y="42.121cm" svg:viewBox="0 0 36 8433" draw:points="0,8433 36,8433 36,0 0,0">
          <text:p/>
        </draw:polygon>
        <draw:polygon draw:style-name="gr1" draw:text-style-name="P1" draw:layer="layout" svg:width="0.035cm" svg:height="8.432cm" svg:x="25.047cm" svg:y="42.121cm" svg:viewBox="0 0 36 8433" draw:points="0,8433 36,8433 36,0 0,0">
          <text:p/>
        </draw:polygon>
        <draw:path draw:style-name="gr1" draw:text-style-name="P1" draw:layer="layout" svg:width="4.28cm" svg:height="0.526cm" svg:x="17.188cm" svg:y="46.122cm" svg:viewBox="0 0 4281 527" svg:d="M0 409v-389h52v389zM315 409v-189c0-29-4-49-12-60-7-11-22-17-42-17-21 0-38 8-50 24-12 17-19 39-19 69v173h-49v-235c0-34-1-56-2-63h47c0 0 1 3 1 7s0 9 0 14c1 5 1 15 1 29h1c11-21 23-35 37-43 14-9 31-13 50-13 23 0 41 5 54 14s22 23 27 42h1c10-19 23-34 37-43 15-8 33-13 53-13 31 0 52 8 66 25 14 16 21 43 21 80v199h-49v-189c0-29-4-49-12-60s-22-17-43-17-38 8-50 24c-13 17-19 39-19 69v173zM688 414c-30 0-52-8-67-23-15-16-23-38-23-65 0-31 10-55 30-71 21-17 53-26 99-27l67-1v-17c0-24-5-41-16-52-10-10-26-15-48-15-23 0-39 3-49 11-10 7-16 20-18 36l-52-4c9-54 49-81 120-81 37 0 66 9 85 26 18 17 28 42 28 74v129c0 15 2 26 6 33s11 11 22 11c4 0 10-1 16-2v31c-12 3-25 5-39 5-18 0-31-5-39-15-9-10-13-25-15-45h-1c-13 22-28 39-45 48-16 10-37 14-61 14zM700 377c18 0 34-4 48-12 14-9 25-20 33-34 9-15 13-30 13-45v-24l-55 1c-23 0-41 3-53 7s-21 11-28 20c-6 10-9 21-9 36 0 16 4 29 13 38s21 13 38 13zM1039 527c-33 0-59-6-78-19s-32-31-37-55l49-7c4 14 11 25 23 32 11 8 26 11 44 11 49 0 74-29 74-88v-48c-10 19-22 34-39 43-16 10-35 15-57 15-37 0-64-12-81-36-17-25-26-63-26-115 0-53 9-91 28-117 19-25 47-37 84-37 21 0 40 5 55 14 16 10 28 24 36 41h1c0-5 0-15 1-28 0-14 1-21 2-22h47c-1 10-1 30-1 61v228c0 85-42 127-125 127zM1114 260c0-25-3-46-10-63-6-18-16-31-28-40-12-10-25-14-41-14-25 0-44 9-55 27-12 19-18 48-18 90 0 40 6 70 17 87 11 18 29 27 56 27 15 0 29-4 41-14 12-9 22-22 28-39 7-17 10-38 10-61zM1277 270c0 34 7 61 21 79 15 19 35 28 62 28 22 0 39-4 52-13s22-20 27-33l43 13c-18 47-58 70-122 70-44 0-77-13-100-39s-35-65-35-117c0-49 12-87 35-113 23-27 56-40 99-40 87 0 131 53 131 158v7zM1439 232c-3-31-11-54-24-69-13-14-32-21-57-21-24 0-43 8-57 24-15 16-22 38-23 66zM1890 58c-43 0-77 14-101 41-24 28-36 66-36 114 0 47 13 86 38 115 25 28 59 43 101 43 54 0 95-27 123-81l43 22c-16 33-39 59-68 76-29 18-62 26-100 26-40 0-74-8-102-24-29-16-50-40-65-70s-23-66-23-107c0-62 17-110 50-146 34-35 80-52 139-52 42 0 76 8 104 24s48 40 61 72l-50 16c-9-22-23-39-43-51s-44-18-71-18zM2167 161c11-19 24-33 39-42 14-9 34-14 57-14 32 0 56 8 71 24s23 43 23 81v199h-50v-189c0-21-2-37-5-47-4-10-11-18-19-23-9-4-22-7-37-7-24 0-42 8-56 24-15 17-22 38-22 66v176h-49v-409h49v106c0 11 0 23 0 35-1 12-1 19-2 20zM2507 414c-29 0-52-8-67-23-15-16-22-38-22-65 0-31 10-55 30-71 20-17 53-26 98-27l67-1v-17c0-24-5-41-15-52-10-10-27-15-49-15s-38 3-48 11c-11 7-17 20-18 36l-52-4c8-54 48-81 119-81 38 0 66 9 85 26s28 42 28 74v129c0 15 2 26 6 33s11 11 22 11c5 0 10-1 17-2v31c-13 3-26 5-39 5-18 0-32-5-40-15s-13-25-14-45h-2c-13 22-27 39-44 48-17 10-37 14-62 14zM2519 377c18 0 34-4 48-12 14-9 26-20 34-34 8-15 12-30 12-45v-24l-54 1c-23 0-41 3-53 7s-22 11-28 20c-6 10-10 21-10 36 0 16 5 29 14 38 8 9 21 13 37 13zM2746 409v-229c0-21 0-44-2-69h47c2 33 3 54 3 60h1c8-25 17-42 27-52 10-9 25-14 44-14 6 0 13 1 20 3v45c-7-2-16-3-27-3-20 0-36 9-47 27s-16 43-16 76v156zM3185 258c0 104-36 156-109 156-46 0-77-17-93-51h-2c1 1 2 17 2 46v118h-50v-356c0-30-1-50-2-60h48c1 0 1 3 1 7 1 5 1 12 1 21 1 9 1 16 1 20h1c9-19 21-32 35-41 15-9 34-13 58-13 36 0 64 12 82 37s27 63 27 116zM3133 260c0-42-6-72-17-90-11-17-29-26-53-26-20 0-35 4-46 12s-20 21-26 39c-6 17-8 40-8 68 0 39 6 68 18 87 13 18 33 27 62 27 24 0 42-9 53-27s17-48 17-90zM3285 270c0 34 7 61 21 79 14 19 35 28 62 28 22 0 39-4 52-13s21-20 26-33l44 13c-18 47-59 70-122 70-44 0-78-13-101-39s-34-65-34-117c0-49 11-87 34-113 23-27 56-40 99-40 88 0 131 53 131 158v7zM3446 232c-2-31-10-54-24-69-13-14-32-21-57-21-24 0-43 8-57 24s-22 38-23 66zM3750 409v-189c0-20-2-35-6-46s-10-19-18-24c-9-4-21-7-38-7-24 0-43 8-56 25-14 16-21 39-21 68v173h-50v-235c0-34 0-56-1-63h47c0 0 0 3 0 7 1 4 1 9 1 14s0 15 1 29h1c11-20 24-35 39-43 15-9 34-13 56-13 33 0 57 8 72 24 15 17 22 43 22 81v199zM3989 407c-17 4-33 6-51 6-39 0-59-22-59-68v-199h-34v-35h36l14-67h33v67h56v35h-56v189c0 14 3 24 8 30 4 6 12 9 24 9 7 0 16-2 29-4zM4068 270c0 34 8 61 22 79 14 19 35 28 62 28 21 0 39-4 51-13 13-9 22-20 27-33l44 13c-19 47-59 70-122 70-44 0-78-13-101-39s-34-65-34-117c0-49 11-87 34-113 23-27 56-40 99-40 88 0 131 53 131 158v7zM4230 232c-3-31-10-54-24-69-13-14-32-21-57-21-24 0-43 8-57 24s-22 38-23 66z">
          <text:p/>
        </draw:path>
        <draw:polygon draw:style-name="gr1" draw:text-style-name="P1" draw:layer="layout" svg:width="9.701cm" svg:height="8.785cm" svg:x="28.61cm" svg:y="15.733cm" svg:viewBox="0 0 9702 8786" draw:points="0,8786 9702,8786 97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ath draw:style-name="gr3" draw:text-style-name="P3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ath draw:style-name="gr1" draw:text-style-name="P1" draw:layer="layout" svg:width="4.281cm" svg:height="0.527cm" svg:x="33.503cm" svg:y="33.104cm" svg:viewBox="0 0 4282 528" svg:d="M0 410v-389h53v389zM316 410v-190c0-29-4-49-12-60-7-11-22-16-42-16-21 0-38 8-50 24s-19 39-19 68v174h-49v-235c0-35-1-56-2-64h47c0 1 1 3 1 7s0 9 0 14c1 6 1 16 1 30h1c11-21 23-36 37-44s31-12 50-12c23 0 41 4 54 13s22 23 27 43h1c10-20 23-34 37-43 15-9 33-13 53-13 30 0 52 8 66 24 14 17 21 43 21 80v200h-49v-190c0-29-4-49-12-60s-22-16-43-16-38 8-50 24c-13 16-19 39-19 68v174zM689 416c-30 0-52-8-67-24s-23-37-23-65c0-32 10-55 30-72 21-16 53-25 99-26l67-2v-16c0-24-5-42-16-52-10-11-26-16-48-16-23 0-39 4-49 11-10 8-16 20-18 37l-52-5c9-54 49-80 120-80 37 0 66 8 85 25 18 17 28 42 28 75v129c0 15 2 26 6 33 4 8 11 12 22 12 4 0 10-1 16-2v31c-12 3-25 4-39 4-18 0-31-5-40-14-8-10-12-25-14-46h-1c-13 23-28 39-45 49-16 9-37 14-61 14zM701 378c18 0 34-4 48-12s25-20 33-34c9-14 13-29 13-46v-24l-55 1c-23 1-41 3-53 7-12 5-21 12-28 21-6 10-9 22-9 37 0 16 4 28 13 37s21 13 38 13zM1040 528c-33 0-59-7-78-20-19-12-32-31-37-54l49-7c4 14 11 24 23 32 11 7 26 11 44 11 49 0 74-29 74-87v-48h-1c-9 19-21 33-38 43-16 10-35 15-57 15-37 0-64-13-81-37s-26-62-26-115 9-92 28-117 47-38 84-38c21 0 40 5 55 15 16 10 28 23 36 41h1c0-6 0-15 1-29 0-13 1-21 2-22h47c-1 10-1 31-1 62v229c0 84-42 126-125 126zM1115 260c0-24-3-45-10-63-7-17-16-30-28-40-12-9-25-14-41-14-25 0-44 9-55 28-12 18-18 48-18 89 0 42 6 71 17 89s29 27 56 27c15 0 29-5 41-14s21-22 28-40c7-17 10-38 10-62zM1278 270c0 36 7 62 21 81 15 18 35 27 62 27 22 0 39-4 52-13 13-8 22-19 27-32l43 12c-18 47-58 71-122 71-44 0-77-13-100-40-23-26-35-65-35-118 0-49 12-87 35-113s56-39 99-39c87 0 131 52 131 158v6zM1440 232c-3-31-11-54-24-68-13-15-32-22-57-22-24 0-43 8-57 24-15 16-22 39-23 66zM1891 58c-43 0-77 14-101 42-24 27-36 65-36 113s13 87 38 116 58 43 101 43c54 0 95-26 123-81l43 22c-17 34-39 59-68 77-29 17-62 26-100 26-40 0-74-8-102-25-29-16-50-39-65-69-15-31-23-67-23-109 0-62 17-110 50-145 34-35 80-53 139-53 42 0 76 8 104 25 28 16 48 40 61 71l-50 17c-9-23-23-40-43-52s-44-18-71-18zM2167 162c11-20 24-34 39-43s34-13 57-13c32 0 56 8 71 24s23 43 23 80v200h-50v-190c0-21-2-36-5-47-4-10-11-17-19-22-9-5-22-7-37-7-24 0-42 8-57 24-14 16-21 38-21 66v176h-49v-410h49v107c0 11 0 22 0 34-1 12-1 19-2 21zM2507 416c-29 0-52-8-67-24s-23-37-23-65c0-32 11-55 31-72 20-16 53-25 98-26l67-2v-16c0-24-5-42-15-52-11-11-27-16-49-16s-38 4-48 11c-11 8-17 20-18 37l-52-5c8-54 48-80 119-80 38 0 66 8 85 25s28 42 28 75v129c0 15 2 26 6 33 4 8 11 12 22 12 5 0 10-1 16-2v31c-12 3-25 4-38 4-18 0-32-5-40-14-8-10-13-25-14-46h-2c-13 23-27 39-44 49-17 9-37 14-62 14zM2519 378c18 0 34-4 48-12s26-20 34-34 12-29 12-46v-24l-54 1c-23 1-41 3-53 7-12 5-22 12-28 21-7 10-10 22-10 37 0 16 5 28 14 37 8 9 21 13 37 13zM2746 410v-229c0-21-1-44-2-70h47c2 34 2 54 2 61h2c8-26 17-43 27-52 10-10 25-14 44-14 6 0 14 1 21 2v46c-7-2-17-3-28-3-20 0-36 9-47 27-11 17-16 43-16 76v156zM3186 259c0 105-36 157-109 157-46 0-77-17-93-52h-2c1 2 2 17 2 47v117h-50v-356c0-31-1-51-2-61h48c1 1 1 4 1 8 1 4 1 11 1 21 1 9 1 15 1 19h1c9-18 21-32 35-40 15-9 34-13 58-13 36 0 64 12 82 37 18 24 27 63 27 116zM3134 260c0-41-5-71-17-89-11-18-29-27-53-27-20 0-35 4-46 13-11 8-20 21-26 38-6 18-8 41-8 69 0 40 6 69 18 87 13 19 33 28 62 28 24 0 42-9 53-27 12-18 17-48 17-92zM3286 270c0 36 7 62 21 81 14 18 35 27 62 27 22 0 39-4 52-13 13-8 22-19 26-32l44 12c-19 47-59 71-122 71-44 0-78-13-101-40-23-26-34-65-34-118 0-49 11-87 34-113s56-39 99-39c88 0 131 52 131 158v6zM3447 232c-2-31-10-54-24-68-13-15-32-22-57-22-24 0-43 8-57 24s-22 39-23 66zM3751 410v-190c0-20-2-35-6-46s-10-18-19-23c-8-5-20-7-37-7-24 0-43 8-56 24-14 17-21 39-21 68v174h-50v-235c0-35 0-56-1-64h47c0 1 0 3 0 7 1 4 1 9 1 14 0 6 0 16 1 30h1c11-21 24-35 39-44 15-8 34-12 56-12 33 0 57 8 72 24s23 43 23 80v200zM3990 408c-17 5-33 7-51 7-39 0-59-23-59-68v-200h-34v-36h36l15-67h32v67h56v36h-56v190c0 14 3 24 8 30 4 5 12 8 24 8 6 0 16-1 29-4zM4069 270c0 36 7 62 22 81 14 18 34 27 62 27 22 0 38-4 52-13 12-8 21-19 26-32l43 12c-18 47-58 71-121 71-44 0-78-13-101-40-23-26-34-65-34-118 0-49 11-87 34-113s56-39 99-39c87 0 131 52 131 158v6zM4231 232c-3-31-11-54-24-68-13-15-32-22-57-22-24 0-43 8-57 24s-22 39-23 66z">
          <text:p/>
        </draw:path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ath draw:style-name="gr1" draw:text-style-name="P1" draw:layer="layout" svg:width="4.281cm" svg:height="0.527cm" svg:x="17.664cm" svg:y="19.875cm" svg:viewBox="0 0 4282 528" svg:d="M0 410v-390h52v390zM316 410v-190c0-29-4-49-12-60s-22-16-43-16-38 8-50 24-18 39-18 68v174h-50v-236c0-34 0-55-2-63h47c1 1 1 3 1 7s0 9 1 14c0 6 0 15 0 30h2c10-21 22-36 36-44s31-13 51-13c22 0 40 5 53 14s23 23 28 43c11-20 23-34 38-43 14-9 32-14 53-14 30 0 52 9 66 25 13 16 20 43 20 80v200h-49v-190c0-29-4-49-12-60s-22-16-42-16c-22 0-39 8-51 24s-18 39-18 68v174zM688 416c-30 0-52-8-67-24-15-17-23-39-23-66 0-31 10-55 31-71 20-17 53-25 98-27l67-1v-16c0-24-5-42-15-52-11-11-27-16-49-16s-39 4-49 11c-10 8-16 20-18 37l-51-5c8-54 48-81 119-81 38 0 66 9 85 26s28 42 28 75v128c0 15 2 26 6 33 4 8 11 12 22 12 5 0 10 0 16-1v30c-12 4-25 5-38 5-19 0-32-5-40-15-9-9-13-25-14-46h-2c-13 23-28 40-44 49-17 10-38 15-62 15zM700 378c18 0 34-5 48-13s25-20 34-34c8-15 12-29 12-45v-24l-55 1c-23 1-40 3-52 7-13 5-22 12-28 21-7 9-10 21-10 36 0 16 4 28 13 37s22 14 38 14zM1039 528c-33 0-58-7-78-20-19-12-31-31-37-54l50-7c3 14 10 24 22 32 11 7 26 11 44 11 50 0 74-29 74-88v-49c-9 20-22 35-39 45-16 9-35 14-57 14-37 0-63-12-81-37-17-24-26-62-26-115 0-52 10-91 28-116 19-25 47-38 84-38 22 0 40 5 55 15 16 10 28 23 36 41h1c0-6 0-15 1-29 1-13 1-21 2-22h48c-2 10-2 30-2 62v228c0 85-42 127-125 127zM1114 260c0-24-3-45-10-63-6-17-16-30-27-40-12-9-26-14-42-14-25 0-43 9-55 27-11 19-17 49-17 90s5 70 16 88c11 17 29 27 56 27 15 0 29-5 41-14 12-10 22-23 28-40 7-17 10-37 10-61zM1277 270c0 34 8 61 22 79 14 19 35 29 62 29 21 0 39-5 52-14 12-8 21-19 26-32l44 12c-19 48-59 72-122 72-44 0-78-14-101-41-23-26-34-65-34-117 0-49 11-87 34-113s56-40 99-40c87 0 131 53 131 159v6zM1439 232c-3-31-10-54-24-68-13-15-32-22-57-22-24 0-43 8-57 24s-22 38-23 66zM1891 58c-43 0-77 14-100 41-24 28-36 66-36 114s12 86 37 115 59 43 101 43c54 0 95-27 123-80l43 21c-16 34-39 59-68 77-28 18-62 27-100 27-39 0-73-9-102-25-28-17-50-40-65-71-15-30-23-66-23-107 0-62 17-110 50-145 34-35 80-53 139-53 42 0 76 8 104 25 28 15 48 39 61 71l-49 17c-10-23-24-40-44-52s-44-18-71-18zM2168 162c10-20 23-34 38-43s34-14 57-14c32 0 56 9 71 24 16 16 23 44 23 81v200h-49v-190c0-21-2-37-6-47s-10-17-19-22-21-7-37-7c-23 0-42 8-56 24s-21 38-21 66v176h-50v-410h50v107c0 10-1 22-1 34-1 12-1 19-2 21zM2508 416c-30 0-53-8-68-24-15-17-22-39-22-66 0-31 10-55 30-71 20-17 53-25 98-27l67-1v-16c0-24-5-42-15-52-10-11-26-16-48-16-23 0-39 4-49 11-10 8-16 20-18 37l-52-5c9-54 48-81 120-81 37 0 65 9 84 26s29 42 29 75v128c0 15 2 26 5 33 4 8 12 12 22 12 5 0 11 0 17-1v30c-13 4-26 5-39 5-18 0-32-5-40-15-8-9-13-25-14-46h-2c-12 23-27 40-44 49-17 10-37 15-61 15zM2519 378c18 0 34-5 48-13 15-8 26-20 34-34 8-15 12-29 12-45v-24l-54 1c-23 1-41 3-53 7-12 5-21 12-28 21-6 9-9 21-9 36 0 16 4 28 13 37s21 14 37 14zM2746 410v-229c0-22 0-44-1-70h47c1 34 2 54 2 61h1c8-26 17-43 27-52 11-10 25-15 44-15 7 0 13 2 20 3v45c-7-1-16-2-27-2-20 0-36 8-47 26s-16 44-16 77v156zM3186 259c0 104-37 157-110 157-46 0-77-17-93-53h-1c0 1 1 18 1 48v117h-50v-356c0-31 0-51-1-61h48c0 1 0 3 1 8 0 4 0 11 1 20 0 10 0 16 0 20h1c9-18 21-32 35-40 15-9 34-14 58-14 37 0 64 13 82 38 19 24 28 63 28 116zM3133 260c0-42-5-71-17-89-11-18-28-27-53-27-20 0-35 4-46 13-11 8-19 20-25 38-6 17-9 40-9 69 0 39 6 67 19 86 12 19 32 29 61 29 24 0 42-10 53-28 12-18 17-49 17-91zM3285 270c0 34 7 61 21 79 14 19 35 29 62 29 22 0 39-5 52-14 13-8 22-19 26-32l44 12c-18 48-59 72-122 72-44 0-78-14-100-41-23-26-35-65-35-117 0-49 12-87 35-113 22-26 55-40 98-40 88 0 132 53 132 159v6zM3446 232c-2-31-10-54-23-68-14-15-33-22-58-22-24 0-43 8-57 24s-21 38-23 66zM3750 410v-190c0-20-2-35-6-46s-10-18-18-23c-9-5-21-7-38-7-24 0-42 8-56 24-14 17-21 39-21 68v174h-49v-236c0-34-1-55-2-63h47c0 1 0 3 1 7 0 4 0 9 0 14 0 6 1 15 1 30h1c11-21 25-35 39-44 15-8 34-13 56-13 33 0 57 9 72 25s23 43 23 80v200zM3989 408c-16 4-33 6-50 6-40 0-60-22-60-68v-199h-34v-36h36l15-67h33v67h55v36h-55v188c0 15 2 25 7 30 5 6 13 9 24 9 7 0 16-1 29-4zM4069 270c0 34 7 61 21 79 14 19 35 29 62 29 22 0 39-5 52-14 13-8 21-19 26-32l44 12c-18 48-59 72-122 72-44 0-78-14-101-41-23-26-34-65-34-117 0-49 11-87 34-113s56-40 99-40c88 0 132 53 132 159v6zM4230 232c-2-31-10-54-23-68-14-15-33-22-58-22-24 0-43 8-57 24s-22 38-23 66z">
          <text:p/>
        </draw:path>
        <draw:polygon draw:style-name="gr3" draw:text-style-name="P3" draw:layer="layout" svg:width="9.913cm" svg:height="2.504cm" svg:x="17.356cm" svg:y="35.454cm" svg:viewBox="0 0 9914 2505" draw:points="0,2505 9914,2505 9914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ath draw:style-name="gr3" draw:text-style-name="P3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3" draw:text-style-name="P3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3" draw:text-style-name="P3" draw:layer="layout" svg:width="9.913cm" svg:height="2.505cm" svg:x="28.539cm" svg:y="22.048cm" svg:viewBox="0 0 9914 2506" draw:points="0,2506 9914,2506 9914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19"/>
    <meta:generator>LibreOffice/7.0.1.2$Windows_X86_64 LibreOffice_project/7cbcfc562f6eb6708b5ff7d7397325de9e764452</meta:generator>
  </office:meta>
</office:document-meta>
</file>